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8" style:family="table-cell" style:parent-style-name="Default" style:data-style-name="N0"/>
    <style:style style:name="ce7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88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5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530"/>
          </table:dependencies>
          <table:deletions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5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17"/>
          </table:dependencies>
          <table:deletions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8" office:value-type="string" calcext:value-type="string">
            <text:p>0xFF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Set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3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RGB Color Fade Tim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Sensor Channel Type</text:p>
          </table:table-cell>
          <table:table-cell table:style-name="ce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7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7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20:20:50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8-19T20:22:16.050000000</dc:date>
    <meta:editing-duration>P3DT18H13M42S</meta:editing-duration>
    <meta:editing-cycles>128</meta:editing-cycles>
    <meta:generator>LibreOffice/5.4.1.2$Windows_X86_64 LibreOffice_project/ea7cb86e6eeb2bf3a5af73a8f7777ac570321527</meta:generator>
    <meta:document-statistic meta:table-count="6" meta:cell-count="501" meta:object-count="0"/>
  </office:meta>
</office:document-meta>
</file>